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1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8.076in" svg:height="4.5425in" svg:x="0.802in" svg:y="6.6067in">
            <draw:object draw:notify-on-update-of-ranges="Sheet1.A2:Sheet1.A36 Sheet1.B1:Sheet1.B1 Sheet1.B2:Sheet1.B36 Sheet1.C1:Sheet1.C1 Sheet1.C2:Sheet1.C36 Sheet1.D1:Sheet1.D1 Sheet1.D2:Sheet1.D36 Sheet1.E1:Sheet1.E1 Sheet1.E2:Sheet1.E36 Sheet1.F1:Sheet1.F1 Sheet1.F2:Sheet1.F3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1" table:number-columns-repeated="5" table:default-cell-style-name="Default"/>
        <table:table-row table:style-name="ro1">
          <table:table-cell/>
          <table:table-cell office:value-type="string" calcext:value-type="string">
            <text:p>Observation</text:p>
          </table:table-cell>
          <table:table-cell office:value-type="string" calcext:value-type="string">
            <text:p>3 month lead</text:p>
          </table:table-cell>
          <table:table-cell office:value-type="string" calcext:value-type="string">
            <text:p>6 month lead</text:p>
          </table:table-cell>
          <table:table-cell office:value-type="string" calcext:value-type="string">
            <text:p>9 month lead</text:p>
          </table:table-cell>
          <table:table-cell office:value-type="string" calcext:value-type="string">
            <text:p>11 month lead</text:p>
          </table:table-cell>
        </table:table-row>
        <table:table-row table:style-name="ro1">
          <table:table-cell office:value-type="date" office:date-value="1981-01-01" calcext:value-type="date">
            <text:p>1981</text:p>
          </table:table-cell>
          <table:table-cell office:value-type="float" office:value="342.9848" calcext:value-type="float">
            <text:p>342.9848</text:p>
          </table:table-cell>
          <table:table-cell table:number-columns-repeated="4" office:value-type="string" calcext:value-type="string">
            <text:p>nan</text:p>
          </table:table-cell>
        </table:table-row>
        <table:table-row table:style-name="ro1">
          <table:table-cell office:value-type="date" office:date-value="1982-01-01" calcext:value-type="date">
            <text:p>1982</text:p>
          </table:table-cell>
          <table:table-cell office:value-type="float" office:value="292.2437" calcext:value-type="float">
            <text:p>292.2437</text:p>
          </table:table-cell>
          <table:table-cell office:value-type="float" office:value="373.8629" calcext:value-type="float">
            <text:p>373.8629</text:p>
          </table:table-cell>
          <table:table-cell office:value-type="float" office:value="382.2956" calcext:value-type="float">
            <text:p>382.2956</text:p>
          </table:table-cell>
          <table:table-cell office:value-type="float" office:value="389.7514" calcext:value-type="float">
            <text:p>389.7514</text:p>
          </table:table-cell>
          <table:table-cell office:value-type="float" office:value="389.8455" calcext:value-type="float">
            <text:p>389.8455</text:p>
          </table:table-cell>
        </table:table-row>
        <table:table-row table:style-name="ro1">
          <table:table-cell office:value-type="date" office:date-value="1983-01-01" calcext:value-type="date">
            <text:p>1983</text:p>
          </table:table-cell>
          <table:table-cell office:value-type="float" office:value="402.6393" calcext:value-type="float">
            <text:p>402.6393</text:p>
          </table:table-cell>
          <table:table-cell office:value-type="float" office:value="411.1725" calcext:value-type="float">
            <text:p>411.1725</text:p>
          </table:table-cell>
          <table:table-cell office:value-type="float" office:value="417.515" calcext:value-type="float">
            <text:p>417.515</text:p>
          </table:table-cell>
          <table:table-cell office:value-type="float" office:value="407.0774" calcext:value-type="float">
            <text:p>407.0774</text:p>
          </table:table-cell>
          <table:table-cell office:value-type="float" office:value="412.0285" calcext:value-type="float">
            <text:p>412.0285</text:p>
          </table:table-cell>
        </table:table-row>
        <table:table-row table:style-name="ro1">
          <table:table-cell office:value-type="date" office:date-value="1984-01-01" calcext:value-type="date">
            <text:p>1984</text:p>
          </table:table-cell>
          <table:table-cell office:value-type="float" office:value="398.4412" calcext:value-type="float">
            <text:p>398.4412</text:p>
          </table:table-cell>
          <table:table-cell office:value-type="float" office:value="445.5485" calcext:value-type="float">
            <text:p>445.5485</text:p>
          </table:table-cell>
          <table:table-cell office:value-type="float" office:value="438.7585" calcext:value-type="float">
            <text:p>438.7585</text:p>
          </table:table-cell>
          <table:table-cell office:value-type="float" office:value="431.7604" calcext:value-type="float">
            <text:p>431.7604</text:p>
          </table:table-cell>
          <table:table-cell office:value-type="float" office:value="419.4569" calcext:value-type="float">
            <text:p>419.4569</text:p>
          </table:table-cell>
        </table:table-row>
        <table:table-row table:style-name="ro1">
          <table:table-cell office:value-type="date" office:date-value="1985-01-01" calcext:value-type="date">
            <text:p>1985</text:p>
          </table:table-cell>
          <table:table-cell office:value-type="float" office:value="413.1751" calcext:value-type="float">
            <text:p>413.1751</text:p>
          </table:table-cell>
          <table:table-cell office:value-type="float" office:value="430.1327" calcext:value-type="float">
            <text:p>430.1327</text:p>
          </table:table-cell>
          <table:table-cell office:value-type="float" office:value="425.211" calcext:value-type="float">
            <text:p>425.211</text:p>
          </table:table-cell>
          <table:table-cell office:value-type="float" office:value="427.1367" calcext:value-type="float">
            <text:p>427.1367</text:p>
          </table:table-cell>
          <table:table-cell office:value-type="float" office:value="409.953" calcext:value-type="float">
            <text:p>409.953</text:p>
          </table:table-cell>
        </table:table-row>
        <table:table-row table:style-name="ro1">
          <table:table-cell office:value-type="date" office:date-value="1986-01-01" calcext:value-type="date">
            <text:p>1986</text:p>
          </table:table-cell>
          <table:table-cell office:value-type="float" office:value="312.6716" calcext:value-type="float">
            <text:p>312.6716</text:p>
          </table:table-cell>
          <table:table-cell office:value-type="float" office:value="396.3099" calcext:value-type="float">
            <text:p>396.3099</text:p>
          </table:table-cell>
          <table:table-cell office:value-type="float" office:value="402.4023" calcext:value-type="float">
            <text:p>402.4023</text:p>
          </table:table-cell>
          <table:table-cell office:value-type="float" office:value="395.6419" calcext:value-type="float">
            <text:p>395.6419</text:p>
          </table:table-cell>
          <table:table-cell office:value-type="float" office:value="387.1169" calcext:value-type="float">
            <text:p>387.1169</text:p>
          </table:table-cell>
        </table:table-row>
        <table:table-row table:style-name="ro1">
          <table:table-cell office:value-type="date" office:date-value="1987-01-01" calcext:value-type="date">
            <text:p>1987</text:p>
          </table:table-cell>
          <table:table-cell office:value-type="float" office:value="458.6375" calcext:value-type="float">
            <text:p>458.6375</text:p>
          </table:table-cell>
          <table:table-cell office:value-type="float" office:value="388.6369" calcext:value-type="float">
            <text:p>388.6369</text:p>
          </table:table-cell>
          <table:table-cell office:value-type="float" office:value="401.5574" calcext:value-type="float">
            <text:p>401.5574</text:p>
          </table:table-cell>
          <table:table-cell office:value-type="float" office:value="391.7693" calcext:value-type="float">
            <text:p>391.7693</text:p>
          </table:table-cell>
          <table:table-cell office:value-type="float" office:value="386.8502" calcext:value-type="float">
            <text:p>386.8502</text:p>
          </table:table-cell>
        </table:table-row>
        <table:table-row table:style-name="ro1">
          <table:table-cell office:value-type="date" office:date-value="1988-01-01" calcext:value-type="date">
            <text:p>1988</text:p>
          </table:table-cell>
          <table:table-cell office:value-type="float" office:value="453.399" calcext:value-type="float">
            <text:p>453.399</text:p>
          </table:table-cell>
          <table:table-cell office:value-type="float" office:value="452.3343" calcext:value-type="float">
            <text:p>452.3343</text:p>
          </table:table-cell>
          <table:table-cell office:value-type="float" office:value="471.8936" calcext:value-type="float">
            <text:p>471.8936</text:p>
          </table:table-cell>
          <table:table-cell office:value-type="float" office:value="451.3242" calcext:value-type="float">
            <text:p>451.3242</text:p>
          </table:table-cell>
          <table:table-cell office:value-type="float" office:value="446.1605" calcext:value-type="float">
            <text:p>446.1605</text:p>
          </table:table-cell>
        </table:table-row>
        <table:table-row table:style-name="ro1">
          <table:table-cell office:value-type="date" office:date-value="1989-01-01" calcext:value-type="date">
            <text:p>1989</text:p>
          </table:table-cell>
          <table:table-cell office:value-type="float" office:value="436.3043" calcext:value-type="float">
            <text:p>436.3043</text:p>
          </table:table-cell>
          <table:table-cell office:value-type="float" office:value="434.3014" calcext:value-type="float">
            <text:p>434.3014</text:p>
          </table:table-cell>
          <table:table-cell office:value-type="float" office:value="440.0789" calcext:value-type="float">
            <text:p>440.0789</text:p>
          </table:table-cell>
          <table:table-cell office:value-type="float" office:value="444.5642" calcext:value-type="float">
            <text:p>444.5642</text:p>
          </table:table-cell>
          <table:table-cell office:value-type="float" office:value="453.1635" calcext:value-type="float">
            <text:p>453.1635</text:p>
          </table:table-cell>
        </table:table-row>
        <table:table-row table:style-name="ro1">
          <table:table-cell office:value-type="date" office:date-value="1990-01-01" calcext:value-type="date">
            <text:p>1990</text:p>
          </table:table-cell>
          <table:table-cell office:value-type="float" office:value="435.1055" calcext:value-type="float">
            <text:p>435.1055</text:p>
          </table:table-cell>
          <table:table-cell office:value-type="float" office:value="397.4472" calcext:value-type="float">
            <text:p>397.4472</text:p>
          </table:table-cell>
          <table:table-cell office:value-type="float" office:value="401.0795" calcext:value-type="float">
            <text:p>401.0795</text:p>
          </table:table-cell>
          <table:table-cell office:value-type="float" office:value="393.7202" calcext:value-type="float">
            <text:p>393.7202</text:p>
          </table:table-cell>
          <table:table-cell office:value-type="float" office:value="381.965" calcext:value-type="float">
            <text:p>381.965</text:p>
          </table:table-cell>
        </table:table-row>
        <table:table-row table:style-name="ro1">
          <table:table-cell office:value-type="date" office:date-value="1991-01-01" calcext:value-type="date">
            <text:p>1991</text:p>
          </table:table-cell>
          <table:table-cell office:value-type="float" office:value="299.4211" calcext:value-type="float">
            <text:p>299.4211</text:p>
          </table:table-cell>
          <table:table-cell office:value-type="float" office:value="378.0256" calcext:value-type="float">
            <text:p>378.0256</text:p>
          </table:table-cell>
          <table:table-cell office:value-type="float" office:value="389.8695" calcext:value-type="float">
            <text:p>389.8695</text:p>
          </table:table-cell>
          <table:table-cell office:value-type="float" office:value="402.4374" calcext:value-type="float">
            <text:p>402.4374</text:p>
          </table:table-cell>
          <table:table-cell office:value-type="float" office:value="407.1779" calcext:value-type="float">
            <text:p>407.1779</text:p>
          </table:table-cell>
        </table:table-row>
        <table:table-row table:style-name="ro1">
          <table:table-cell office:value-type="date" office:date-value="1992-01-01" calcext:value-type="date">
            <text:p>1992</text:p>
          </table:table-cell>
          <table:table-cell office:value-type="float" office:value="396.617" calcext:value-type="float">
            <text:p>396.617</text:p>
          </table:table-cell>
          <table:table-cell office:value-type="float" office:value="399.0131" calcext:value-type="float">
            <text:p>399.0131</text:p>
          </table:table-cell>
          <table:table-cell office:value-type="float" office:value="404.3091" calcext:value-type="float">
            <text:p>404.3091</text:p>
          </table:table-cell>
          <table:table-cell office:value-type="float" office:value="399.2316" calcext:value-type="float">
            <text:p>399.2316</text:p>
          </table:table-cell>
          <table:table-cell office:value-type="float" office:value="412.8028" calcext:value-type="float">
            <text:p>412.8028</text:p>
          </table:table-cell>
        </table:table-row>
        <table:table-row table:style-name="ro1">
          <table:table-cell office:value-type="date" office:date-value="1993-01-01" calcext:value-type="date">
            <text:p>1993</text:p>
          </table:table-cell>
          <table:table-cell office:value-type="float" office:value="401.1216" calcext:value-type="float">
            <text:p>401.1216</text:p>
          </table:table-cell>
          <table:table-cell office:value-type="float" office:value="423.7698" calcext:value-type="float">
            <text:p>423.7698</text:p>
          </table:table-cell>
          <table:table-cell office:value-type="float" office:value="394.8268" calcext:value-type="float">
            <text:p>394.8268</text:p>
          </table:table-cell>
          <table:table-cell office:value-type="float" office:value="380.49" calcext:value-type="float">
            <text:p>380.49</text:p>
          </table:table-cell>
          <table:table-cell office:value-type="float" office:value="399.4657" calcext:value-type="float">
            <text:p>399.4657</text:p>
          </table:table-cell>
        </table:table-row>
        <table:table-row table:style-name="ro1">
          <table:table-cell office:value-type="date" office:date-value="1994-01-01" calcext:value-type="date">
            <text:p>1994</text:p>
          </table:table-cell>
          <table:table-cell office:value-type="float" office:value="345.2311" calcext:value-type="float">
            <text:p>345.2311</text:p>
          </table:table-cell>
          <table:table-cell office:value-type="float" office:value="383.6611" calcext:value-type="float">
            <text:p>383.6611</text:p>
          </table:table-cell>
          <table:table-cell office:value-type="float" office:value="391.1104" calcext:value-type="float">
            <text:p>391.1104</text:p>
          </table:table-cell>
          <table:table-cell office:value-type="float" office:value="407.0851" calcext:value-type="float">
            <text:p>407.0851</text:p>
          </table:table-cell>
          <table:table-cell office:value-type="float" office:value="412.4911" calcext:value-type="float">
            <text:p>412.4911</text:p>
          </table:table-cell>
        </table:table-row>
        <table:table-row table:style-name="ro1">
          <table:table-cell office:value-type="date" office:date-value="1995-01-01" calcext:value-type="date">
            <text:p>1995</text:p>
          </table:table-cell>
          <table:table-cell office:value-type="float" office:value="474.0361" calcext:value-type="float">
            <text:p>474.0361</text:p>
          </table:table-cell>
          <table:table-cell office:value-type="float" office:value="414.4155" calcext:value-type="float">
            <text:p>414.4155</text:p>
          </table:table-cell>
          <table:table-cell office:value-type="float" office:value="416.7781" calcext:value-type="float">
            <text:p>416.7781</text:p>
          </table:table-cell>
          <table:table-cell office:value-type="float" office:value="413.111" calcext:value-type="float">
            <text:p>413.111</text:p>
          </table:table-cell>
          <table:table-cell office:value-type="float" office:value="410.0415" calcext:value-type="float">
            <text:p>410.0415</text:p>
          </table:table-cell>
        </table:table-row>
        <table:table-row table:style-name="ro1">
          <table:table-cell office:value-type="date" office:date-value="1996-01-01" calcext:value-type="date">
            <text:p>1996</text:p>
          </table:table-cell>
          <table:table-cell office:value-type="float" office:value="454.3454" calcext:value-type="float">
            <text:p>454.3454</text:p>
          </table:table-cell>
          <table:table-cell office:value-type="float" office:value="427.1844" calcext:value-type="float">
            <text:p>427.1844</text:p>
          </table:table-cell>
          <table:table-cell office:value-type="float" office:value="428.0277" calcext:value-type="float">
            <text:p>428.0277</text:p>
          </table:table-cell>
          <table:table-cell office:value-type="float" office:value="424.9829" calcext:value-type="float">
            <text:p>424.9829</text:p>
          </table:table-cell>
          <table:table-cell office:value-type="float" office:value="419.1389" calcext:value-type="float">
            <text:p>419.1389</text:p>
          </table:table-cell>
        </table:table-row>
        <table:table-row table:style-name="ro1">
          <table:table-cell office:value-type="date" office:date-value="1997-01-01" calcext:value-type="date">
            <text:p>1997</text:p>
          </table:table-cell>
          <table:table-cell office:value-type="float" office:value="421.4425" calcext:value-type="float">
            <text:p>421.4425</text:p>
          </table:table-cell>
          <table:table-cell office:value-type="float" office:value="371.1833" calcext:value-type="float">
            <text:p>371.1833</text:p>
          </table:table-cell>
          <table:table-cell office:value-type="float" office:value="370.1174" calcext:value-type="float">
            <text:p>370.1174</text:p>
          </table:table-cell>
          <table:table-cell office:value-type="float" office:value="375.41" calcext:value-type="float">
            <text:p>375.41</text:p>
          </table:table-cell>
          <table:table-cell office:value-type="float" office:value="376.5299" calcext:value-type="float">
            <text:p>376.5299</text:p>
          </table:table-cell>
        </table:table-row>
        <table:table-row table:style-name="ro1">
          <table:table-cell office:value-type="date" office:date-value="1998-01-01" calcext:value-type="date">
            <text:p>1998</text:p>
          </table:table-cell>
          <table:table-cell office:value-type="float" office:value="404.0652" calcext:value-type="float">
            <text:p>404.0652</text:p>
          </table:table-cell>
          <table:table-cell office:value-type="float" office:value="444.3654" calcext:value-type="float">
            <text:p>444.3654</text:p>
          </table:table-cell>
          <table:table-cell office:value-type="float" office:value="460.3666" calcext:value-type="float">
            <text:p>460.3666</text:p>
          </table:table-cell>
          <table:table-cell office:value-type="float" office:value="443.6259" calcext:value-type="float">
            <text:p>443.6259</text:p>
          </table:table-cell>
          <table:table-cell office:value-type="float" office:value="447.5329" calcext:value-type="float">
            <text:p>447.5329</text:p>
          </table:table-cell>
        </table:table-row>
        <table:table-row table:style-name="ro1">
          <table:table-cell office:value-type="date" office:date-value="1999-01-01" calcext:value-type="date">
            <text:p>1999</text:p>
          </table:table-cell>
          <table:table-cell office:value-type="float" office:value="545.0249" calcext:value-type="float">
            <text:p>545.0249</text:p>
          </table:table-cell>
          <table:table-cell office:value-type="float" office:value="480.4179" calcext:value-type="float">
            <text:p>480.4179</text:p>
          </table:table-cell>
          <table:table-cell office:value-type="float" office:value="491.8322" calcext:value-type="float">
            <text:p>491.8322</text:p>
          </table:table-cell>
          <table:table-cell office:value-type="float" office:value="489.5734" calcext:value-type="float">
            <text:p>489.5734</text:p>
          </table:table-cell>
          <table:table-cell office:value-type="float" office:value="478.424" calcext:value-type="float">
            <text:p>478.424</text:p>
          </table:table-cell>
        </table:table-row>
        <table:table-row table:style-name="ro1">
          <table:table-cell office:value-type="date" office:date-value="2000-01-01" calcext:value-type="date">
            <text:p>2000</text:p>
          </table:table-cell>
          <table:table-cell office:value-type="float" office:value="441.2761" calcext:value-type="float">
            <text:p>441.2761</text:p>
          </table:table-cell>
          <table:table-cell office:value-type="float" office:value="449.4712" calcext:value-type="float">
            <text:p>449.4712</text:p>
          </table:table-cell>
          <table:table-cell office:value-type="float" office:value="463.2407" calcext:value-type="float">
            <text:p>463.2407</text:p>
          </table:table-cell>
          <table:table-cell office:value-type="float" office:value="451.5176" calcext:value-type="float">
            <text:p>451.5176</text:p>
          </table:table-cell>
          <table:table-cell office:value-type="float" office:value="450.9946" calcext:value-type="float">
            <text:p>450.9946</text:p>
          </table:table-cell>
        </table:table-row>
        <table:table-row table:style-name="ro1">
          <table:table-cell office:value-type="date" office:date-value="2001-01-01" calcext:value-type="date">
            <text:p>2001</text:p>
          </table:table-cell>
          <table:table-cell office:value-type="float" office:value="367.6264" calcext:value-type="float">
            <text:p>367.6264</text:p>
          </table:table-cell>
          <table:table-cell office:value-type="float" office:value="419.0494" calcext:value-type="float">
            <text:p>419.0494</text:p>
          </table:table-cell>
          <table:table-cell office:value-type="float" office:value="428.4141" calcext:value-type="float">
            <text:p>428.4141</text:p>
          </table:table-cell>
          <table:table-cell office:value-type="float" office:value="428.0821" calcext:value-type="float">
            <text:p>428.0821</text:p>
          </table:table-cell>
          <table:table-cell office:value-type="float" office:value="415.4135" calcext:value-type="float">
            <text:p>415.4135</text:p>
          </table:table-cell>
        </table:table-row>
        <table:table-row table:style-name="ro1">
          <table:table-cell office:value-type="date" office:date-value="2002-01-01" calcext:value-type="date">
            <text:p>2002</text:p>
          </table:table-cell>
          <table:table-cell office:value-type="float" office:value="387.1149" calcext:value-type="float">
            <text:p>387.1149</text:p>
          </table:table-cell>
          <table:table-cell office:value-type="float" office:value="392.0404" calcext:value-type="float">
            <text:p>392.0404</text:p>
          </table:table-cell>
          <table:table-cell office:value-type="float" office:value="399.0592" calcext:value-type="float">
            <text:p>399.0592</text:p>
          </table:table-cell>
          <table:table-cell office:value-type="float" office:value="406.2727" calcext:value-type="float">
            <text:p>406.2727</text:p>
          </table:table-cell>
          <table:table-cell office:value-type="float" office:value="411.4679" calcext:value-type="float">
            <text:p>411.4679</text:p>
          </table:table-cell>
        </table:table-row>
        <table:table-row table:style-name="ro1">
          <table:table-cell office:value-type="date" office:date-value="2003-01-01" calcext:value-type="date">
            <text:p>2003</text:p>
          </table:table-cell>
          <table:table-cell office:value-type="float" office:value="462.7761" calcext:value-type="float">
            <text:p>462.7761</text:p>
          </table:table-cell>
          <table:table-cell office:value-type="float" office:value="407.1006" calcext:value-type="float">
            <text:p>407.1006</text:p>
          </table:table-cell>
          <table:table-cell office:value-type="float" office:value="416.5806" calcext:value-type="float">
            <text:p>416.5806</text:p>
          </table:table-cell>
          <table:table-cell office:value-type="float" office:value="413.0376" calcext:value-type="float">
            <text:p>413.0376</text:p>
          </table:table-cell>
          <table:table-cell office:value-type="float" office:value="418.1784" calcext:value-type="float">
            <text:p>418.1784</text:p>
          </table:table-cell>
        </table:table-row>
        <table:table-row table:style-name="ro1">
          <table:table-cell office:value-type="date" office:date-value="2004-01-01" calcext:value-type="date">
            <text:p>2004</text:p>
          </table:table-cell>
          <table:table-cell office:value-type="float" office:value="396.0963" calcext:value-type="float">
            <text:p>396.0963</text:p>
          </table:table-cell>
          <table:table-cell office:value-type="float" office:value="407.8289" calcext:value-type="float">
            <text:p>407.8289</text:p>
          </table:table-cell>
          <table:table-cell office:value-type="float" office:value="414.5031" calcext:value-type="float">
            <text:p>414.5031</text:p>
          </table:table-cell>
          <table:table-cell office:value-type="float" office:value="418.6285" calcext:value-type="float">
            <text:p>418.6285</text:p>
          </table:table-cell>
          <table:table-cell office:value-type="float" office:value="423.3514" calcext:value-type="float">
            <text:p>423.3514</text:p>
          </table:table-cell>
        </table:table-row>
        <table:table-row table:style-name="ro1">
          <table:table-cell office:value-type="date" office:date-value="2005-01-01" calcext:value-type="date">
            <text:p>2005</text:p>
          </table:table-cell>
          <table:table-cell office:value-type="float" office:value="564.5355" calcext:value-type="float">
            <text:p>564.5355</text:p>
          </table:table-cell>
          <table:table-cell office:value-type="float" office:value="406.0125" calcext:value-type="float">
            <text:p>406.0125</text:p>
          </table:table-cell>
          <table:table-cell office:value-type="float" office:value="410.9637" calcext:value-type="float">
            <text:p>410.9637</text:p>
          </table:table-cell>
          <table:table-cell office:value-type="float" office:value="413.0746" calcext:value-type="float">
            <text:p>413.0746</text:p>
          </table:table-cell>
          <table:table-cell office:value-type="float" office:value="413.5471" calcext:value-type="float">
            <text:p>413.5471</text:p>
          </table:table-cell>
        </table:table-row>
        <table:table-row table:style-name="ro1">
          <table:table-cell office:value-type="date" office:date-value="2006-01-01" calcext:value-type="date">
            <text:p>2006</text:p>
          </table:table-cell>
          <table:table-cell office:value-type="float" office:value="366.7653" calcext:value-type="float">
            <text:p>366.7653</text:p>
          </table:table-cell>
          <table:table-cell office:value-type="float" office:value="405.1303" calcext:value-type="float">
            <text:p>405.1303</text:p>
          </table:table-cell>
          <table:table-cell office:value-type="float" office:value="411.7987" calcext:value-type="float">
            <text:p>411.7987</text:p>
          </table:table-cell>
          <table:table-cell office:value-type="float" office:value="425.7617" calcext:value-type="float">
            <text:p>425.7617</text:p>
          </table:table-cell>
          <table:table-cell office:value-type="float" office:value="420.0422" calcext:value-type="float">
            <text:p>420.0422</text:p>
          </table:table-cell>
        </table:table-row>
        <table:table-row table:style-name="ro1">
          <table:table-cell office:value-type="date" office:date-value="2007-01-01" calcext:value-type="date">
            <text:p>2007</text:p>
          </table:table-cell>
          <table:table-cell office:value-type="float" office:value="427.2488" calcext:value-type="float">
            <text:p>427.2488</text:p>
          </table:table-cell>
          <table:table-cell office:value-type="float" office:value="442.9633" calcext:value-type="float">
            <text:p>442.9633</text:p>
          </table:table-cell>
          <table:table-cell office:value-type="float" office:value="428.8958" calcext:value-type="float">
            <text:p>428.8958</text:p>
          </table:table-cell>
          <table:table-cell office:value-type="float" office:value="433.614" calcext:value-type="float">
            <text:p>433.614</text:p>
          </table:table-cell>
          <table:table-cell office:value-type="float" office:value="437.5646" calcext:value-type="float">
            <text:p>437.5646</text:p>
          </table:table-cell>
        </table:table-row>
        <table:table-row table:style-name="ro1">
          <table:table-cell office:value-type="date" office:date-value="2008-01-01" calcext:value-type="date">
            <text:p>2008</text:p>
          </table:table-cell>
          <table:table-cell office:value-type="float" office:value="462.063" calcext:value-type="float">
            <text:p>462.063</text:p>
          </table:table-cell>
          <table:table-cell office:value-type="float" office:value="431.3351" calcext:value-type="float">
            <text:p>431.3351</text:p>
          </table:table-cell>
          <table:table-cell office:value-type="float" office:value="450.9785" calcext:value-type="float">
            <text:p>450.9785</text:p>
          </table:table-cell>
          <table:table-cell office:value-type="float" office:value="471.8525" calcext:value-type="float">
            <text:p>471.8525</text:p>
          </table:table-cell>
          <table:table-cell office:value-type="float" office:value="474.4549" calcext:value-type="float">
            <text:p>474.4549</text:p>
          </table:table-cell>
        </table:table-row>
        <table:table-row table:style-name="ro1">
          <table:table-cell office:value-type="date" office:date-value="2009-01-01" calcext:value-type="date">
            <text:p>2009</text:p>
          </table:table-cell>
          <table:table-cell office:value-type="float" office:value="486.6697" calcext:value-type="float">
            <text:p>486.6697</text:p>
          </table:table-cell>
          <table:table-cell office:value-type="float" office:value="395.0071" calcext:value-type="float">
            <text:p>395.0071</text:p>
          </table:table-cell>
          <table:table-cell office:value-type="float" office:value="401.1372" calcext:value-type="float">
            <text:p>401.1372</text:p>
          </table:table-cell>
          <table:table-cell office:value-type="float" office:value="419.9493" calcext:value-type="float">
            <text:p>419.9493</text:p>
          </table:table-cell>
          <table:table-cell office:value-type="float" office:value="419.9769" calcext:value-type="float">
            <text:p>419.9769</text:p>
          </table:table-cell>
        </table:table-row>
        <table:table-row table:style-name="ro1">
          <table:table-cell office:value-type="date" office:date-value="2010-01-01" calcext:value-type="date">
            <text:p>2010</text:p>
          </table:table-cell>
          <table:table-cell office:value-type="float" office:value="479.0645" calcext:value-type="float">
            <text:p>479.0645</text:p>
          </table:table-cell>
          <table:table-cell office:value-type="float" office:value="460.0118" calcext:value-type="float">
            <text:p>460.0118</text:p>
          </table:table-cell>
          <table:table-cell office:value-type="float" office:value="453.9111" calcext:value-type="float">
            <text:p>453.9111</text:p>
          </table:table-cell>
          <table:table-cell office:value-type="float" office:value="435.5156" calcext:value-type="float">
            <text:p>435.5156</text:p>
          </table:table-cell>
          <table:table-cell office:value-type="float" office:value="433.4762" calcext:value-type="float">
            <text:p>433.4762</text:p>
          </table:table-cell>
        </table:table-row>
        <table:table-row table:style-name="ro1">
          <table:table-cell office:value-type="date" office:date-value="2011-01-01" calcext:value-type="date">
            <text:p>2011</text:p>
          </table:table-cell>
          <table:table-cell office:value-type="float" office:value="364.537" calcext:value-type="float">
            <text:p>364.537</text:p>
          </table:table-cell>
          <table:table-cell office:value-type="float" office:value="411.9632" calcext:value-type="float">
            <text:p>411.9632</text:p>
          </table:table-cell>
          <table:table-cell office:value-type="float" office:value="428.7126" calcext:value-type="float">
            <text:p>428.7126</text:p>
          </table:table-cell>
          <table:table-cell office:value-type="float" office:value="443.9146" calcext:value-type="float">
            <text:p>443.9146</text:p>
          </table:table-cell>
          <table:table-cell office:value-type="float" office:value="459.9843" calcext:value-type="float">
            <text:p>459.9843</text:p>
          </table:table-cell>
        </table:table-row>
        <table:table-row table:style-name="ro1">
          <table:table-cell office:value-type="date" office:date-value="2012-01-01" calcext:value-type="date">
            <text:p>2012</text:p>
          </table:table-cell>
          <table:table-cell office:value-type="float" office:value="370.7967" calcext:value-type="float">
            <text:p>370.7967</text:p>
          </table:table-cell>
          <table:table-cell office:value-type="float" office:value="397.2255" calcext:value-type="float">
            <text:p>397.2255</text:p>
          </table:table-cell>
          <table:table-cell office:value-type="float" office:value="404.571" calcext:value-type="float">
            <text:p>404.571</text:p>
          </table:table-cell>
          <table:table-cell office:value-type="float" office:value="408.4797" calcext:value-type="float">
            <text:p>408.4797</text:p>
          </table:table-cell>
          <table:table-cell office:value-type="float" office:value="414.5715" calcext:value-type="float">
            <text:p>414.5715</text:p>
          </table:table-cell>
        </table:table-row>
        <table:table-row table:style-name="ro1">
          <table:table-cell office:value-type="date" office:date-value="2013-01-01" calcext:value-type="date">
            <text:p>2013</text:p>
          </table:table-cell>
          <table:table-cell office:value-type="float" office:value="477.5421" calcext:value-type="float">
            <text:p>477.5421</text:p>
          </table:table-cell>
          <table:table-cell office:value-type="float" office:value="408.824" calcext:value-type="float">
            <text:p>408.824</text:p>
          </table:table-cell>
          <table:table-cell office:value-type="float" office:value="426.4559" calcext:value-type="float">
            <text:p>426.4559</text:p>
          </table:table-cell>
          <table:table-cell office:value-type="float" office:value="435.1884" calcext:value-type="float">
            <text:p>435.1884</text:p>
          </table:table-cell>
          <table:table-cell office:value-type="float" office:value="432.7167" calcext:value-type="float">
            <text:p>432.7167</text:p>
          </table:table-cell>
        </table:table-row>
        <table:table-row table:style-name="ro1">
          <table:table-cell office:value-type="date" office:date-value="2014-01-01" calcext:value-type="date">
            <text:p>2014</text:p>
          </table:table-cell>
          <table:table-cell office:value-type="float" office:value="368.5227" calcext:value-type="float">
            <text:p>368.5227</text:p>
          </table:table-cell>
          <table:table-cell office:value-type="float" office:value="377.5632" calcext:value-type="float">
            <text:p>377.5632</text:p>
          </table:table-cell>
          <table:table-cell office:value-type="float" office:value="386.1351" calcext:value-type="float">
            <text:p>386.1351</text:p>
          </table:table-cell>
          <table:table-cell office:value-type="float" office:value="392.7827" calcext:value-type="float">
            <text:p>392.7827</text:p>
          </table:table-cell>
          <table:table-cell office:value-type="float" office:value="400.0037" calcext:value-type="float">
            <text:p>400.0037</text:p>
          </table:table-cell>
        </table:table-row>
        <table:table-row table:style-name="ro1">
          <table:table-cell office:value-type="date" office:date-value="2015-01-01" calcext:value-type="date">
            <text:p>2015</text:p>
          </table:table-cell>
          <table:table-cell office:value-type="float" office:value="372.7827" calcext:value-type="float">
            <text:p>372.7827</text:p>
          </table:table-cell>
          <table:table-cell office:value-type="float" office:value="349.0232" calcext:value-type="float">
            <text:p>349.0232</text:p>
          </table:table-cell>
          <table:table-cell office:value-type="float" office:value="367.6898" calcext:value-type="float">
            <text:p>367.6898</text:p>
          </table:table-cell>
          <table:table-cell office:value-type="float" office:value="381.7615" calcext:value-type="float">
            <text:p>381.7615</text:p>
          </table:table-cell>
          <table:table-cell office:value-type="float" office:value="392.7337" calcext:value-type="float">
            <text:p>392.7337</text:p>
          </table:table-cell>
        </table:table-row>
        <table:table-row table:style-name="ro1">
          <table:table-cell office:value-type="date" office:date-value="2016-01-01" calcext:value-type="date">
            <text:p>2016</text:p>
          </table:table-cell>
          <table:table-cell office:value-type="float" office:value="448.4904" calcext:value-type="float">
            <text:p>448.4904</text:p>
          </table:table-cell>
          <table:table-cell office:value-type="float" office:value="424.9636" calcext:value-type="float">
            <text:p>424.9636</text:p>
          </table:table-cell>
          <table:table-cell office:value-type="float" office:value="431.1448" calcext:value-type="float">
            <text:p>431.1448</text:p>
          </table:table-cell>
          <table:table-cell office:value-type="float" office:value="424.5309" calcext:value-type="float">
            <text:p>424.5309</text:p>
          </table:table-cell>
          <table:table-cell office:value-type="float" office:value="432.6562" calcext:value-type="float">
            <text:p>432.6562</text:p>
          </table:table-cell>
        </table:table-row>
        <table:table-row table:style-name="ro1">
          <table:table-cell office:value-type="date" office:date-value="2017-01-01" calcext:value-type="date">
            <text:p>2017</text:p>
          </table:table-cell>
          <table:table-cell office:value-type="float" office:value="438.0047" calcext:value-type="float">
            <text:p>438.0047</text:p>
          </table:table-cell>
          <table:table-cell office:value-type="float" office:value="408.5927" calcext:value-type="float">
            <text:p>408.5927</text:p>
          </table:table-cell>
          <table:table-cell office:value-type="float" office:value="411.0822" calcext:value-type="float">
            <text:p>411.0822</text:p>
          </table:table-cell>
          <table:table-cell office:value-type="float" office:value="408.1942" calcext:value-type="float">
            <text:p>408.1942</text:p>
          </table:table-cell>
          <table:table-cell office:value-type="float" office:value="409.2819" calcext:value-type="float">
            <text:p>409.2819</text:p>
          </table:table-cell>
        </table:table-row>
        <table:table-row table:style-name="ro1">
          <table:table-cell office:value-type="date" office:date-value="2018-01-01" calcext:value-type="date">
            <text:p>2018</text:p>
          </table:table-cell>
          <table:table-cell office:value-type="float" office:value="67.26361" calcext:value-type="float">
            <text:p>67.26361</text:p>
          </table:table-cell>
          <table:table-cell office:value-type="float" office:value="397.0417" calcext:value-type="float">
            <text:p>397.0417</text:p>
          </table:table-cell>
          <table:table-cell office:value-type="float" office:value="399.8243" calcext:value-type="float">
            <text:p>399.8243</text:p>
          </table:table-cell>
          <table:table-cell office:value-type="float" office:value="415.2169" calcext:value-type="float">
            <text:p>415.2169</text:p>
          </table:table-cell>
          <table:table-cell office:value-type="float" office:value="421.6318" calcext:value-type="float">
            <text:p>421.6318</text:p>
          </table:table-cell>
        </table:table-row>
        <table:table-row table:style-name="ro1">
          <table:table-cell office:value-type="date" office:date-value="2019-01-01" calcext:value-type="date">
            <text:p>201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4.17564" calcext:value-type="float">
            <text:p>84.17564</text:p>
          </table:table-cell>
        </table:table-row>
        <table:table-row table:style-name="ro1">
          <table:table-cell office:value-type="date" office:date-value="2020-01-01" calcext:value-type="date">
            <text:p>202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 table:number-rows-repeated="1048534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date-style style:name="N121">
      <number:year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6-30T15:48:50.520000000</meta:creation-date>
    <dc:date>2023-06-30T16:09:05.113000000</dc:date>
    <meta:editing-duration>PT19M50S</meta:editing-duration>
    <meta:editing-cycles>7</meta:editing-cycles>
    <meta:generator>LibreOffice/7.4.7.2$Windows_X86_64 LibreOffice_project/723314e595e8007d3cf785c16538505a1c878ca5</meta:generator>
    <meta:document-statistic meta:table-count="1" meta:cell-count="245" meta:object-count="1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date-style style:name="N121"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121">
      <style:chart-properties chart:display-label="true" chart:logarithmic="false" chart:minimum="29221" chart:maximum="43831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minimum="200" chart:maximum="600" chart:origin="0" chart:interval-major="1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0.514cm" svg:height="11.539cm" xlink:href=".." xlink:type="simple" chart:class="chart:line" chart:style-name="ch1">
        <chart:title svg:x="9.124cm" svg:y="0.366cm" chart:style-name="ch2">
          <text:p>Zimbabwe</text:p>
        </chart:title>
        <chart:subtitle svg:x="8.114cm" svg:y="1.402cm" chart:style-name="ch3">
          <text:p>Cumulative rainfall (mm)</text:p>
        </chart:subtitle>
        <chart:legend chart:legend-position="end" svg:x="16.93cm" svg:y="4.494cm" style:legend-expansion="high" chart:style-name="ch4"/>
        <chart:plot-area chart:style-name="ch5" table:cell-range-address="Sheet1.A1:Sheet1.F36" chart:data-source-has-labels="both" svg:x="1.404cm" svg:y="2.305cm" svg:width="15.116cm" svg:height="9.004cm">
          <chart:coordinate-region svg:x="2.237cm" svg:y="2.5cm" svg:width="13.893cm" svg:height="8.17cm"/>
          <chart:axis chart:dimension="x" chart:name="primary-x" chart:style-name="ch6" chartooo:axis-type="date">
            <chartooo:date-scale chart:major-interval-value="5" chart:major-interval-unit="years"/>
            <chart:categories table:cell-range-address="Sheet1.A2:Sheet1.A36"/>
          </chart:axis>
          <chart:axis chart:dimension="y" chart:name="primary-y" chart:style-name="ch7">
            <chart:title svg:x="0.451cm" svg:y="8.584cm" chart:style-name="ch8">
              <text:p>Cumulative rainfall (mm)</text:p>
            </chart:title>
            <chart:grid chart:style-name="ch9" chart:class="major"/>
          </chart:axis>
          <chart:series chart:style-name="ch10" chart:values-cell-range-address="Sheet1.B2:Sheet1.B36" chart:label-cell-address="Sheet1.B1:Sheet1.B1" chart:class="chart:line">
            <chart:data-point chart:repeated="35"/>
          </chart:series>
          <chart:series chart:style-name="ch11" chart:values-cell-range-address="Sheet1.C2:Sheet1.C36" chart:label-cell-address="Sheet1.C1:Sheet1.C1" chart:class="chart:line">
            <chart:data-point chart:repeated="35"/>
          </chart:series>
          <chart:series chart:style-name="ch12" chart:values-cell-range-address="Sheet1.D2:Sheet1.D36" chart:label-cell-address="Sheet1.D1:Sheet1.D1" chart:class="chart:line">
            <chart:data-point chart:repeated="35"/>
          </chart:series>
          <chart:series chart:style-name="ch13" chart:values-cell-range-address="Sheet1.E2:Sheet1.E36" chart:label-cell-address="Sheet1.E1:Sheet1.E1" chart:class="chart:line">
            <chart:data-point chart:repeated="35"/>
          </chart:series>
          <chart:series chart:style-name="ch14" chart:values-cell-range-address="Sheet1.F2:Sheet1.F36" chart:label-cell-address="Sheet1.F1:Sheet1.F1" chart:class="chart:line">
            <chart:data-point chart:repeated="3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bservation</text:p>
                <draw:g>
                  <svg:desc>Sheet1.B1:Sheet1.B1</svg:desc>
                </draw:g>
              </table:table-cell>
              <table:table-cell office:value-type="string">
                <text:p>3 month lead</text:p>
                <draw:g>
                  <svg:desc>Sheet1.C1:Sheet1.C1</svg:desc>
                </draw:g>
              </table:table-cell>
              <table:table-cell office:value-type="string">
                <text:p>6 month lead</text:p>
                <draw:g>
                  <svg:desc>Sheet1.D1:Sheet1.D1</svg:desc>
                </draw:g>
              </table:table-cell>
              <table:table-cell office:value-type="string">
                <text:p>9 month lead</text:p>
                <draw:g>
                  <svg:desc>Sheet1.E1:Sheet1.E1</svg:desc>
                </draw:g>
              </table:table-cell>
              <table:table-cell office:value-type="string">
                <text:p>11 month lead</text:p>
                <draw:g>
                  <svg:desc>Sheet1.F1:Sheet1.F1</svg:desc>
                </draw:g>
              </table:table-cell>
            </table:table-row>
          </table:table-header-rows>
          <table:table-rows>
            <table:table-row>
              <table:table-cell office:value-type="float" office:value="30317">
                <text:p>30317</text:p>
                <draw:g>
                  <svg:desc>Sheet1.A2:Sheet1.A36</svg:desc>
                </draw:g>
              </table:table-cell>
              <table:table-cell office:value-type="float" office:value="342.9848">
                <text:p>342.9848</text:p>
                <draw:g>
                  <svg:desc>Sheet1.B2:Sheet1.B36</svg:desc>
                </draw:g>
              </table:table-cell>
              <table:table-cell office:value-type="float" office:value="NaN">
                <text:p>NaN</text:p>
                <draw:g>
                  <svg:desc>Sheet1.C2:Sheet1.C36</svg:desc>
                </draw:g>
              </table:table-cell>
              <table:table-cell office:value-type="float" office:value="NaN">
                <text:p>NaN</text:p>
                <draw:g>
                  <svg:desc>Sheet1.D2:Sheet1.D36</svg:desc>
                </draw:g>
              </table:table-cell>
              <table:table-cell office:value-type="float" office:value="NaN">
                <text:p>NaN</text:p>
                <draw:g>
                  <svg:desc>Sheet1.E2:Sheet1.E36</svg:desc>
                </draw:g>
              </table:table-cell>
              <table:table-cell office:value-type="float" office:value="NaN">
                <text:p>NaN</text:p>
                <draw:g>
                  <svg:desc>Sheet1.F2:Sheet1.F36</svg:desc>
                </draw:g>
              </table:table-cell>
            </table:table-row>
            <table:table-row>
              <table:table-cell office:value-type="float" office:value="30682">
                <text:p>30682</text:p>
              </table:table-cell>
              <table:table-cell office:value-type="float" office:value="292.2437">
                <text:p>292.2437</text:p>
              </table:table-cell>
              <table:table-cell office:value-type="float" office:value="373.8629">
                <text:p>373.8629</text:p>
              </table:table-cell>
              <table:table-cell office:value-type="float" office:value="382.2956">
                <text:p>382.2956</text:p>
              </table:table-cell>
              <table:table-cell office:value-type="float" office:value="389.7514">
                <text:p>389.7514</text:p>
              </table:table-cell>
              <table:table-cell office:value-type="float" office:value="389.8455">
                <text:p>389.8455</text:p>
              </table:table-cell>
            </table:table-row>
            <table:table-row>
              <table:table-cell office:value-type="float" office:value="31048">
                <text:p>31048</text:p>
              </table:table-cell>
              <table:table-cell office:value-type="float" office:value="402.6393">
                <text:p>402.6393</text:p>
              </table:table-cell>
              <table:table-cell office:value-type="float" office:value="411.1725">
                <text:p>411.1725</text:p>
              </table:table-cell>
              <table:table-cell office:value-type="float" office:value="417.515">
                <text:p>417.515</text:p>
              </table:table-cell>
              <table:table-cell office:value-type="float" office:value="407.0774">
                <text:p>407.0774</text:p>
              </table:table-cell>
              <table:table-cell office:value-type="float" office:value="412.0285">
                <text:p>412.0285</text:p>
              </table:table-cell>
            </table:table-row>
            <table:table-row>
              <table:table-cell office:value-type="float" office:value="31413">
                <text:p>31413</text:p>
              </table:table-cell>
              <table:table-cell office:value-type="float" office:value="398.4412">
                <text:p>398.4412</text:p>
              </table:table-cell>
              <table:table-cell office:value-type="float" office:value="445.5485">
                <text:p>445.5485</text:p>
              </table:table-cell>
              <table:table-cell office:value-type="float" office:value="438.7585">
                <text:p>438.7585</text:p>
              </table:table-cell>
              <table:table-cell office:value-type="float" office:value="431.7604">
                <text:p>431.7604</text:p>
              </table:table-cell>
              <table:table-cell office:value-type="float" office:value="419.4569">
                <text:p>419.4569</text:p>
              </table:table-cell>
            </table:table-row>
            <table:table-row>
              <table:table-cell office:value-type="float" office:value="31778">
                <text:p>31778</text:p>
              </table:table-cell>
              <table:table-cell office:value-type="float" office:value="413.1751">
                <text:p>413.1751</text:p>
              </table:table-cell>
              <table:table-cell office:value-type="float" office:value="430.1327">
                <text:p>430.1327</text:p>
              </table:table-cell>
              <table:table-cell office:value-type="float" office:value="425.211">
                <text:p>425.211</text:p>
              </table:table-cell>
              <table:table-cell office:value-type="float" office:value="427.1367">
                <text:p>427.1367</text:p>
              </table:table-cell>
              <table:table-cell office:value-type="float" office:value="409.953">
                <text:p>409.953</text:p>
              </table:table-cell>
            </table:table-row>
            <table:table-row>
              <table:table-cell office:value-type="float" office:value="32143">
                <text:p>32143</text:p>
              </table:table-cell>
              <table:table-cell office:value-type="float" office:value="312.6716">
                <text:p>312.6716</text:p>
              </table:table-cell>
              <table:table-cell office:value-type="float" office:value="396.3099">
                <text:p>396.3099</text:p>
              </table:table-cell>
              <table:table-cell office:value-type="float" office:value="402.4023">
                <text:p>402.4023</text:p>
              </table:table-cell>
              <table:table-cell office:value-type="float" office:value="395.6419">
                <text:p>395.6419</text:p>
              </table:table-cell>
              <table:table-cell office:value-type="float" office:value="387.1169">
                <text:p>387.1169</text:p>
              </table:table-cell>
            </table:table-row>
            <table:table-row>
              <table:table-cell office:value-type="float" office:value="32509">
                <text:p>32509</text:p>
              </table:table-cell>
              <table:table-cell office:value-type="float" office:value="458.6375">
                <text:p>458.6375</text:p>
              </table:table-cell>
              <table:table-cell office:value-type="float" office:value="388.6369">
                <text:p>388.6369</text:p>
              </table:table-cell>
              <table:table-cell office:value-type="float" office:value="401.5574">
                <text:p>401.5574</text:p>
              </table:table-cell>
              <table:table-cell office:value-type="float" office:value="391.7693">
                <text:p>391.7693</text:p>
              </table:table-cell>
              <table:table-cell office:value-type="float" office:value="386.8502">
                <text:p>386.8502</text:p>
              </table:table-cell>
            </table:table-row>
            <table:table-row>
              <table:table-cell office:value-type="float" office:value="32874">
                <text:p>32874</text:p>
              </table:table-cell>
              <table:table-cell office:value-type="float" office:value="453.399">
                <text:p>453.399</text:p>
              </table:table-cell>
              <table:table-cell office:value-type="float" office:value="452.3343">
                <text:p>452.3343</text:p>
              </table:table-cell>
              <table:table-cell office:value-type="float" office:value="471.8936">
                <text:p>471.8936</text:p>
              </table:table-cell>
              <table:table-cell office:value-type="float" office:value="451.3242">
                <text:p>451.3242</text:p>
              </table:table-cell>
              <table:table-cell office:value-type="float" office:value="446.1605">
                <text:p>446.1605</text:p>
              </table:table-cell>
            </table:table-row>
            <table:table-row>
              <table:table-cell office:value-type="float" office:value="33239">
                <text:p>33239</text:p>
              </table:table-cell>
              <table:table-cell office:value-type="float" office:value="436.3043">
                <text:p>436.3043</text:p>
              </table:table-cell>
              <table:table-cell office:value-type="float" office:value="434.3014">
                <text:p>434.3014</text:p>
              </table:table-cell>
              <table:table-cell office:value-type="float" office:value="440.0789">
                <text:p>440.0789</text:p>
              </table:table-cell>
              <table:table-cell office:value-type="float" office:value="444.5642">
                <text:p>444.5642</text:p>
              </table:table-cell>
              <table:table-cell office:value-type="float" office:value="453.1635">
                <text:p>453.1635</text:p>
              </table:table-cell>
            </table:table-row>
            <table:table-row>
              <table:table-cell office:value-type="float" office:value="33604">
                <text:p>33604</text:p>
              </table:table-cell>
              <table:table-cell office:value-type="float" office:value="435.1055">
                <text:p>435.1055</text:p>
              </table:table-cell>
              <table:table-cell office:value-type="float" office:value="397.4472">
                <text:p>397.4472</text:p>
              </table:table-cell>
              <table:table-cell office:value-type="float" office:value="401.0795">
                <text:p>401.0795</text:p>
              </table:table-cell>
              <table:table-cell office:value-type="float" office:value="393.7202">
                <text:p>393.7202</text:p>
              </table:table-cell>
              <table:table-cell office:value-type="float" office:value="381.965">
                <text:p>381.965</text:p>
              </table:table-cell>
            </table:table-row>
            <table:table-row>
              <table:table-cell office:value-type="float" office:value="33970">
                <text:p>33970</text:p>
              </table:table-cell>
              <table:table-cell office:value-type="float" office:value="299.4211">
                <text:p>299.4211</text:p>
              </table:table-cell>
              <table:table-cell office:value-type="float" office:value="378.0256">
                <text:p>378.0256</text:p>
              </table:table-cell>
              <table:table-cell office:value-type="float" office:value="389.8695">
                <text:p>389.8695</text:p>
              </table:table-cell>
              <table:table-cell office:value-type="float" office:value="402.4374">
                <text:p>402.4374</text:p>
              </table:table-cell>
              <table:table-cell office:value-type="float" office:value="407.1779">
                <text:p>407.1779</text:p>
              </table:table-cell>
            </table:table-row>
            <table:table-row>
              <table:table-cell office:value-type="float" office:value="34335">
                <text:p>34335</text:p>
              </table:table-cell>
              <table:table-cell office:value-type="float" office:value="396.617">
                <text:p>396.617</text:p>
              </table:table-cell>
              <table:table-cell office:value-type="float" office:value="399.0131">
                <text:p>399.0131</text:p>
              </table:table-cell>
              <table:table-cell office:value-type="float" office:value="404.3091">
                <text:p>404.3091</text:p>
              </table:table-cell>
              <table:table-cell office:value-type="float" office:value="399.2316">
                <text:p>399.2316</text:p>
              </table:table-cell>
              <table:table-cell office:value-type="float" office:value="412.8028">
                <text:p>412.8028</text:p>
              </table:table-cell>
            </table:table-row>
            <table:table-row>
              <table:table-cell office:value-type="float" office:value="34700">
                <text:p>34700</text:p>
              </table:table-cell>
              <table:table-cell office:value-type="float" office:value="401.1216">
                <text:p>401.1216</text:p>
              </table:table-cell>
              <table:table-cell office:value-type="float" office:value="423.7698">
                <text:p>423.7698</text:p>
              </table:table-cell>
              <table:table-cell office:value-type="float" office:value="394.8268">
                <text:p>394.8268</text:p>
              </table:table-cell>
              <table:table-cell office:value-type="float" office:value="380.49">
                <text:p>380.49</text:p>
              </table:table-cell>
              <table:table-cell office:value-type="float" office:value="399.4657">
                <text:p>399.4657</text:p>
              </table:table-cell>
            </table:table-row>
            <table:table-row>
              <table:table-cell office:value-type="float" office:value="35065">
                <text:p>35065</text:p>
              </table:table-cell>
              <table:table-cell office:value-type="float" office:value="345.2311">
                <text:p>345.2311</text:p>
              </table:table-cell>
              <table:table-cell office:value-type="float" office:value="383.6611">
                <text:p>383.6611</text:p>
              </table:table-cell>
              <table:table-cell office:value-type="float" office:value="391.1104">
                <text:p>391.1104</text:p>
              </table:table-cell>
              <table:table-cell office:value-type="float" office:value="407.0851">
                <text:p>407.0851</text:p>
              </table:table-cell>
              <table:table-cell office:value-type="float" office:value="412.4911">
                <text:p>412.4911</text:p>
              </table:table-cell>
            </table:table-row>
            <table:table-row>
              <table:table-cell office:value-type="float" office:value="35431">
                <text:p>35431</text:p>
              </table:table-cell>
              <table:table-cell office:value-type="float" office:value="474.0361">
                <text:p>474.0361</text:p>
              </table:table-cell>
              <table:table-cell office:value-type="float" office:value="414.4155">
                <text:p>414.4155</text:p>
              </table:table-cell>
              <table:table-cell office:value-type="float" office:value="416.7781">
                <text:p>416.7781</text:p>
              </table:table-cell>
              <table:table-cell office:value-type="float" office:value="413.111">
                <text:p>413.111</text:p>
              </table:table-cell>
              <table:table-cell office:value-type="float" office:value="410.0415">
                <text:p>410.0415</text:p>
              </table:table-cell>
            </table:table-row>
            <table:table-row>
              <table:table-cell office:value-type="float" office:value="35796">
                <text:p>35796</text:p>
              </table:table-cell>
              <table:table-cell office:value-type="float" office:value="454.3454">
                <text:p>454.3454</text:p>
              </table:table-cell>
              <table:table-cell office:value-type="float" office:value="427.1844">
                <text:p>427.1844</text:p>
              </table:table-cell>
              <table:table-cell office:value-type="float" office:value="428.0277">
                <text:p>428.0277</text:p>
              </table:table-cell>
              <table:table-cell office:value-type="float" office:value="424.9829">
                <text:p>424.9829</text:p>
              </table:table-cell>
              <table:table-cell office:value-type="float" office:value="419.1389">
                <text:p>419.1389</text:p>
              </table:table-cell>
            </table:table-row>
            <table:table-row>
              <table:table-cell office:value-type="float" office:value="36161">
                <text:p>36161</text:p>
              </table:table-cell>
              <table:table-cell office:value-type="float" office:value="421.4425">
                <text:p>421.4425</text:p>
              </table:table-cell>
              <table:table-cell office:value-type="float" office:value="371.1833">
                <text:p>371.1833</text:p>
              </table:table-cell>
              <table:table-cell office:value-type="float" office:value="370.1174">
                <text:p>370.1174</text:p>
              </table:table-cell>
              <table:table-cell office:value-type="float" office:value="375.41">
                <text:p>375.41</text:p>
              </table:table-cell>
              <table:table-cell office:value-type="float" office:value="376.5299">
                <text:p>376.5299</text:p>
              </table:table-cell>
            </table:table-row>
            <table:table-row>
              <table:table-cell office:value-type="float" office:value="36526">
                <text:p>36526</text:p>
              </table:table-cell>
              <table:table-cell office:value-type="float" office:value="404.0652">
                <text:p>404.0652</text:p>
              </table:table-cell>
              <table:table-cell office:value-type="float" office:value="444.3654">
                <text:p>444.3654</text:p>
              </table:table-cell>
              <table:table-cell office:value-type="float" office:value="460.3666">
                <text:p>460.3666</text:p>
              </table:table-cell>
              <table:table-cell office:value-type="float" office:value="443.6259">
                <text:p>443.6259</text:p>
              </table:table-cell>
              <table:table-cell office:value-type="float" office:value="447.5329">
                <text:p>447.5329</text:p>
              </table:table-cell>
            </table:table-row>
            <table:table-row>
              <table:table-cell office:value-type="float" office:value="36892">
                <text:p>36892</text:p>
              </table:table-cell>
              <table:table-cell office:value-type="float" office:value="545.0249">
                <text:p>545.0249</text:p>
              </table:table-cell>
              <table:table-cell office:value-type="float" office:value="480.4179">
                <text:p>480.4179</text:p>
              </table:table-cell>
              <table:table-cell office:value-type="float" office:value="491.8322">
                <text:p>491.8322</text:p>
              </table:table-cell>
              <table:table-cell office:value-type="float" office:value="489.5734">
                <text:p>489.5734</text:p>
              </table:table-cell>
              <table:table-cell office:value-type="float" office:value="478.424">
                <text:p>478.424</text:p>
              </table:table-cell>
            </table:table-row>
            <table:table-row>
              <table:table-cell office:value-type="float" office:value="37257">
                <text:p>37257</text:p>
              </table:table-cell>
              <table:table-cell office:value-type="float" office:value="441.2761">
                <text:p>441.2761</text:p>
              </table:table-cell>
              <table:table-cell office:value-type="float" office:value="449.4712">
                <text:p>449.4712</text:p>
              </table:table-cell>
              <table:table-cell office:value-type="float" office:value="463.2407">
                <text:p>463.2407</text:p>
              </table:table-cell>
              <table:table-cell office:value-type="float" office:value="451.5176">
                <text:p>451.5176</text:p>
              </table:table-cell>
              <table:table-cell office:value-type="float" office:value="450.9946">
                <text:p>450.9946</text:p>
              </table:table-cell>
            </table:table-row>
            <table:table-row>
              <table:table-cell office:value-type="float" office:value="37622">
                <text:p>37622</text:p>
              </table:table-cell>
              <table:table-cell office:value-type="float" office:value="367.6264">
                <text:p>367.6264</text:p>
              </table:table-cell>
              <table:table-cell office:value-type="float" office:value="419.0494">
                <text:p>419.0494</text:p>
              </table:table-cell>
              <table:table-cell office:value-type="float" office:value="428.4141">
                <text:p>428.4141</text:p>
              </table:table-cell>
              <table:table-cell office:value-type="float" office:value="428.0821">
                <text:p>428.0821</text:p>
              </table:table-cell>
              <table:table-cell office:value-type="float" office:value="415.4135">
                <text:p>415.4135</text:p>
              </table:table-cell>
            </table:table-row>
            <table:table-row>
              <table:table-cell office:value-type="float" office:value="37987">
                <text:p>37987</text:p>
              </table:table-cell>
              <table:table-cell office:value-type="float" office:value="387.1149">
                <text:p>387.1149</text:p>
              </table:table-cell>
              <table:table-cell office:value-type="float" office:value="392.0404">
                <text:p>392.0404</text:p>
              </table:table-cell>
              <table:table-cell office:value-type="float" office:value="399.0592">
                <text:p>399.0592</text:p>
              </table:table-cell>
              <table:table-cell office:value-type="float" office:value="406.2727">
                <text:p>406.2727</text:p>
              </table:table-cell>
              <table:table-cell office:value-type="float" office:value="411.4679">
                <text:p>411.4679</text:p>
              </table:table-cell>
            </table:table-row>
            <table:table-row>
              <table:table-cell office:value-type="float" office:value="38353">
                <text:p>38353</text:p>
              </table:table-cell>
              <table:table-cell office:value-type="float" office:value="462.7761">
                <text:p>462.7761</text:p>
              </table:table-cell>
              <table:table-cell office:value-type="float" office:value="407.1006">
                <text:p>407.1006</text:p>
              </table:table-cell>
              <table:table-cell office:value-type="float" office:value="416.5806">
                <text:p>416.5806</text:p>
              </table:table-cell>
              <table:table-cell office:value-type="float" office:value="413.0376">
                <text:p>413.0376</text:p>
              </table:table-cell>
              <table:table-cell office:value-type="float" office:value="418.1784">
                <text:p>418.1784</text:p>
              </table:table-cell>
            </table:table-row>
            <table:table-row>
              <table:table-cell office:value-type="float" office:value="38718">
                <text:p>38718</text:p>
              </table:table-cell>
              <table:table-cell office:value-type="float" office:value="396.0963">
                <text:p>396.0963</text:p>
              </table:table-cell>
              <table:table-cell office:value-type="float" office:value="407.8289">
                <text:p>407.8289</text:p>
              </table:table-cell>
              <table:table-cell office:value-type="float" office:value="414.5031">
                <text:p>414.5031</text:p>
              </table:table-cell>
              <table:table-cell office:value-type="float" office:value="418.6285">
                <text:p>418.6285</text:p>
              </table:table-cell>
              <table:table-cell office:value-type="float" office:value="423.3514">
                <text:p>423.3514</text:p>
              </table:table-cell>
            </table:table-row>
            <table:table-row>
              <table:table-cell office:value-type="float" office:value="39083">
                <text:p>39083</text:p>
              </table:table-cell>
              <table:table-cell office:value-type="float" office:value="564.5355">
                <text:p>564.5355</text:p>
              </table:table-cell>
              <table:table-cell office:value-type="float" office:value="406.0125">
                <text:p>406.0125</text:p>
              </table:table-cell>
              <table:table-cell office:value-type="float" office:value="410.9637">
                <text:p>410.9637</text:p>
              </table:table-cell>
              <table:table-cell office:value-type="float" office:value="413.0746">
                <text:p>413.0746</text:p>
              </table:table-cell>
              <table:table-cell office:value-type="float" office:value="413.5471">
                <text:p>413.5471</text:p>
              </table:table-cell>
            </table:table-row>
            <table:table-row>
              <table:table-cell office:value-type="float" office:value="39448">
                <text:p>39448</text:p>
              </table:table-cell>
              <table:table-cell office:value-type="float" office:value="366.7653">
                <text:p>366.7653</text:p>
              </table:table-cell>
              <table:table-cell office:value-type="float" office:value="405.1303">
                <text:p>405.1303</text:p>
              </table:table-cell>
              <table:table-cell office:value-type="float" office:value="411.7987">
                <text:p>411.7987</text:p>
              </table:table-cell>
              <table:table-cell office:value-type="float" office:value="425.7617">
                <text:p>425.7617</text:p>
              </table:table-cell>
              <table:table-cell office:value-type="float" office:value="420.0422">
                <text:p>420.0422</text:p>
              </table:table-cell>
            </table:table-row>
            <table:table-row>
              <table:table-cell office:value-type="float" office:value="39814">
                <text:p>39814</text:p>
              </table:table-cell>
              <table:table-cell office:value-type="float" office:value="427.2488">
                <text:p>427.2488</text:p>
              </table:table-cell>
              <table:table-cell office:value-type="float" office:value="442.9633">
                <text:p>442.9633</text:p>
              </table:table-cell>
              <table:table-cell office:value-type="float" office:value="428.8958">
                <text:p>428.8958</text:p>
              </table:table-cell>
              <table:table-cell office:value-type="float" office:value="433.614">
                <text:p>433.614</text:p>
              </table:table-cell>
              <table:table-cell office:value-type="float" office:value="437.5646">
                <text:p>437.5646</text:p>
              </table:table-cell>
            </table:table-row>
            <table:table-row>
              <table:table-cell office:value-type="float" office:value="40179">
                <text:p>40179</text:p>
              </table:table-cell>
              <table:table-cell office:value-type="float" office:value="462.063">
                <text:p>462.063</text:p>
              </table:table-cell>
              <table:table-cell office:value-type="float" office:value="431.3351">
                <text:p>431.3351</text:p>
              </table:table-cell>
              <table:table-cell office:value-type="float" office:value="450.9785">
                <text:p>450.9785</text:p>
              </table:table-cell>
              <table:table-cell office:value-type="float" office:value="471.8525">
                <text:p>471.8525</text:p>
              </table:table-cell>
              <table:table-cell office:value-type="float" office:value="474.4549">
                <text:p>474.4549</text:p>
              </table:table-cell>
            </table:table-row>
            <table:table-row>
              <table:table-cell office:value-type="float" office:value="40544">
                <text:p>40544</text:p>
              </table:table-cell>
              <table:table-cell office:value-type="float" office:value="486.6697">
                <text:p>486.6697</text:p>
              </table:table-cell>
              <table:table-cell office:value-type="float" office:value="395.0071">
                <text:p>395.0071</text:p>
              </table:table-cell>
              <table:table-cell office:value-type="float" office:value="401.1372">
                <text:p>401.1372</text:p>
              </table:table-cell>
              <table:table-cell office:value-type="float" office:value="419.9493">
                <text:p>419.9493</text:p>
              </table:table-cell>
              <table:table-cell office:value-type="float" office:value="419.9769">
                <text:p>419.9769</text:p>
              </table:table-cell>
            </table:table-row>
            <table:table-row>
              <table:table-cell office:value-type="float" office:value="40909">
                <text:p>40909</text:p>
              </table:table-cell>
              <table:table-cell office:value-type="float" office:value="479.0645">
                <text:p>479.0645</text:p>
              </table:table-cell>
              <table:table-cell office:value-type="float" office:value="460.0118">
                <text:p>460.0118</text:p>
              </table:table-cell>
              <table:table-cell office:value-type="float" office:value="453.9111">
                <text:p>453.9111</text:p>
              </table:table-cell>
              <table:table-cell office:value-type="float" office:value="435.5156">
                <text:p>435.5156</text:p>
              </table:table-cell>
              <table:table-cell office:value-type="float" office:value="433.4762">
                <text:p>433.4762</text:p>
              </table:table-cell>
            </table:table-row>
            <table:table-row>
              <table:table-cell office:value-type="float" office:value="41275">
                <text:p>41275</text:p>
              </table:table-cell>
              <table:table-cell office:value-type="float" office:value="364.537">
                <text:p>364.537</text:p>
              </table:table-cell>
              <table:table-cell office:value-type="float" office:value="411.9632">
                <text:p>411.9632</text:p>
              </table:table-cell>
              <table:table-cell office:value-type="float" office:value="428.7126">
                <text:p>428.7126</text:p>
              </table:table-cell>
              <table:table-cell office:value-type="float" office:value="443.9146">
                <text:p>443.9146</text:p>
              </table:table-cell>
              <table:table-cell office:value-type="float" office:value="459.9843">
                <text:p>459.9843</text:p>
              </table:table-cell>
            </table:table-row>
            <table:table-row>
              <table:table-cell office:value-type="float" office:value="41640">
                <text:p>41640</text:p>
              </table:table-cell>
              <table:table-cell office:value-type="float" office:value="370.7967">
                <text:p>370.7967</text:p>
              </table:table-cell>
              <table:table-cell office:value-type="float" office:value="397.2255">
                <text:p>397.2255</text:p>
              </table:table-cell>
              <table:table-cell office:value-type="float" office:value="404.571">
                <text:p>404.571</text:p>
              </table:table-cell>
              <table:table-cell office:value-type="float" office:value="408.4797">
                <text:p>408.4797</text:p>
              </table:table-cell>
              <table:table-cell office:value-type="float" office:value="414.5715">
                <text:p>414.5715</text:p>
              </table:table-cell>
            </table:table-row>
            <table:table-row>
              <table:table-cell office:value-type="float" office:value="42005">
                <text:p>42005</text:p>
              </table:table-cell>
              <table:table-cell office:value-type="float" office:value="477.5421">
                <text:p>477.5421</text:p>
              </table:table-cell>
              <table:table-cell office:value-type="float" office:value="408.824">
                <text:p>408.824</text:p>
              </table:table-cell>
              <table:table-cell office:value-type="float" office:value="426.4559">
                <text:p>426.4559</text:p>
              </table:table-cell>
              <table:table-cell office:value-type="float" office:value="435.1884">
                <text:p>435.1884</text:p>
              </table:table-cell>
              <table:table-cell office:value-type="float" office:value="432.7167">
                <text:p>432.7167</text:p>
              </table:table-cell>
            </table:table-row>
            <table:table-row>
              <table:table-cell office:value-type="float" office:value="42370">
                <text:p>42370</text:p>
              </table:table-cell>
              <table:table-cell office:value-type="float" office:value="368.5227">
                <text:p>368.5227</text:p>
              </table:table-cell>
              <table:table-cell office:value-type="float" office:value="377.5632">
                <text:p>377.5632</text:p>
              </table:table-cell>
              <table:table-cell office:value-type="float" office:value="386.1351">
                <text:p>386.1351</text:p>
              </table:table-cell>
              <table:table-cell office:value-type="float" office:value="392.7827">
                <text:p>392.7827</text:p>
              </table:table-cell>
              <table:table-cell office:value-type="float" office:value="400.0037">
                <text:p>400.0037</text:p>
              </table:table-cell>
            </table:table-row>
            <table:table-row>
              <table:table-cell office:value-type="float" office:value="42736">
                <text:p>42736</text:p>
              </table:table-cell>
              <table:table-cell office:value-type="float" office:value="372.7827">
                <text:p>372.7827</text:p>
              </table:table-cell>
              <table:table-cell office:value-type="float" office:value="349.0232">
                <text:p>349.0232</text:p>
              </table:table-cell>
              <table:table-cell office:value-type="float" office:value="367.6898">
                <text:p>367.6898</text:p>
              </table:table-cell>
              <table:table-cell office:value-type="float" office:value="381.7615">
                <text:p>381.7615</text:p>
              </table:table-cell>
              <table:table-cell office:value-type="float" office:value="392.7337">
                <text:p>392.733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7.2$Windows_X86_64 LibreOffice_project/723314e595e8007d3cf785c16538505a1c878ca5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